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3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4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5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fo:background-color="#ffff00" style:font-size-asian="12pt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19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20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66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3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background-color="#ffff00" fo:hyphenate="false" fo:hyphenation-remain-char-count="2" fo:hyphenation-push-char-count="2"/>
    </style:style>
    <style:style style:name="P28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9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0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5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7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39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40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3" style:family="text">
      <style:text-properties fo:background-color="#ffff00"/>
    </style:style>
    <style:style style:name="T4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5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6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8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VISUALIZAÇÃO DE TOMOGRAFIAS USANDO AS BIBLIOTECAS ITK E VTK</text:p>
      <text:p text:style-name="P19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6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6">A visualização médica como instrumento de terapia começa Altobelli et al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Taylor sobre planejamento de cirurgias cardiovasculares.</text:p>
      <text:p text:style-name="P16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6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6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6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6"/>
      <text:p text:style-name="P16"/>
      <text:p text:style-name="P16"/>
      <text:p text:style-name="P12"><text:bookmark-start text:name="__RefHeading___Toc367419371"/>2 VISUALIZAÇÃO CIENTÍFICA<text:bookmark-end text:name="__RefHeading___Toc367419371"/></text:p>
      <text:p text:style-name="P16">Visualização de imagens é uma forma de comunicação, um método de computação, uma ferramenta para a descoberta de informações e entendimento da grande quantidade dados gerados pelos sistemas modernos transformando-os em imagens. Ela transforma dados simbólicos, sejam matemáticos sejam textuais, em geometria dando meios de enxergar o que antes não era possível de ser enxergado.</text:p>
      <text:p text:style-name="P16">Neste capitulo será abordado o que é a visualização, como é o processo de visualização e o caso particular da tomografia computadorizada.</text:p>
      <text:p text:style-name="P16"/>
      <text:p text:style-name="P4"><text:bookmark-start text:name="__RefHeading___Toc367419372"/>2.1 A IMPORTÂNCIA DA VISUALIZAÇÃO<text:bookmark-end text:name="__RefHeading___Toc367419372"/></text:p>
      <text:p text:style-name="P16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6">Essa transformação permite o uso da visão, o sentido mais poderoso do ser humano, para reconhecimento de padrões por um usuário especialista, para a obtenção de informação a partir dos dados.. Parafraseando Richard Hamming, o objetivo da computação científica é informação, não números.</text:p>
      <text:p text:style-name="P16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18"/>
      <text:h text:style-name="P35" text:outline-level="2" text:is-list-header="true"><text:bookmark-start text:name="__RefHeading___Toc367419373"/>2.2 TIPOS DE VISUALIZAÇÃO <text:bookmark-end text:name="__RefHeading___Toc367419373"/></text:h>
      <text:p text:style-name="P16">A visualização pode ser dividida de duas maneiras: quanto a aplicação e quanto ao contexto. Quanto a aplicação temos três tipos: a visualização científica, a visualização de dados e a visualização de informação.</text:p>
      <text:p text:style-name="P16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6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6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6">Temos também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6">A distinção entre os dois tipos de contexto é importante pois enquanto a mente humana <text:soft-page-break/>tem entendimentos intuitivos dos dados espaço-temporais o mesmo não acontece com dados 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40" text:outline-level="2" text:is-list-header="true"/>
      <text:h text:style-name="P35" text:outline-level="2" text:is-list-header="true"><text:bookmark-start text:name="__RefHeading___Toc3674193731"/>2.3 O PROCESSO DE VISUALIZAÇÃO <text:bookmark-end text:name="__RefHeading___Toc3674193731"/></text:h>
      <text:p text:style-name="P16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6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6"/>
      <text:h text:style-name="P35" text:outline-level="2" text:is-list-header="true"><text:bookmark-start text:name="__RefHeading___Toc36741937311"/>2.4 PROCESSAMENTO DE IMAGENS <text:bookmark-end text:name="__RefHeading___Toc36741937311"/></text:h>
      <text:p text:style-name="P16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duas ou 3 dimensões espaciais ao invés de uma. Imagens, como sinais, podem ser contínuas ou discretas. Só trabalharemos aqui com discretas.</text:p>
      <text:p text:style-name="P16">A análise de imagens pode usar operadores lineares. O uso de operadores lineares que vão desde álgebras simples a transformadas de Fourier assume que o dado entrado aumenta por superposição, isto é, que os componentes individuais não se afetam mutuamente no sistema e permite o uso de poderosas ferramentas para o tratamento de imagens como suavização ou reforço de contornos.</text:p>
      <text:p text:style-name="P16">Os processos de análise de imagens são fundamentais para as técnicas de segmentação e registro de imagem. Na segmentação determinam-se regiões, segmentos, das imagens e no registro de imagem combina-se imagens adquiridas de múltiplas fontes, estabelecendo correspondências para gerar novas informações.</text:p>
      <text:h text:style-name="P35" text:outline-level="2" text:is-list-header="true"/>
      <text:h text:style-name="P38" text:outline-level="2" text:is-list-header="true">2.5 RENDERIZAÇÃO DE IMAGENS 3D</text:h>
      <text:p text:style-name="P17">Devo falar como é que é?</text:p>
      <text:h text:style-name="P40" text:outline-level="2" text:is-list-header="true"/>
      <text:h text:style-name="P35" text:outline-level="2" text:is-list-header="true"><text:bookmark-start text:name="__RefHeading___Toc367419373111"/>2.5 O CASO DA TOMOGRAFIA <text:bookmark-end text:name="__RefHeading___Toc367419373111"/></text:h>
      <text:p text:style-name="P16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/text:p>
      <text:p text:style-name="P16">A tomografia computadorizada difere do raio-x tradicional por registrar as medidas em uma memória de computador ao invés de filme, tendo uma descrição numérica e discreta da densidade dos tecidos e por obter múltiplas imagens ao longo de um eixo, gerando as três <text:soft-page-break/>dimensões necessárias para a imagem tridimensional. </text:p>
      <text:p text:style-name="P16">Emite-se uma série de raios paralelos através do alvo e capta-se a atenuação de cada um deles. Após isso um segundo conjunto de raios paralelos é emitido deslocando-se alguns graus em relação ao primeiro conjunto porém continuando paralelo ao plano e obtêm-se o novo conjunto de atenuações. O processo é repetido até todas as direções do plano terem sido medidas. Feito isso, o emissor avança ao longo do eixo principal e repete-se o processo.</text:p>
      <text:p text:style-name="P16">Tendo esses dados é possível através de operações matemáticas saber qual é a densidade de cada ponto do volume radiografado. <text:span text:style-name="T3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6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6"/>
      <text:p text:style-name="P13"><text:bookmark-start text:name="__RefHeading___Toc367419378"/>3 a itk e vtk como bibliotecas de visualização científica<text:bookmark-end text:name="__RefHeading___Toc367419378"/></text:p>
      <text:h text:style-name="P36" text:outline-level="2" text:is-list-header="true">3.1 INTRODUÇÃO</text:h>
      <text:p text:style-name="P5"><text:tab/>A ITK e VTK são bibliotecas desenvolvidas segundo os preceitos da programação orientada a objetos, visando, com o uso das metodologias de desenvolvimento, mitigar, gerenciar,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5"/>
      <text:h text:style-name="P36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4">[the visualization toolkit 4a ed pg 16].</text:span></text:p>
      <text:p text:style-name="P10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4">[the design and implementation of an object oriented toolkit]</text:span></text:p>
      <text:p text:style-name="P10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oft-page-break/><text:span text:style-name="T1">divisão do sistema em módulos com interfaces e responsabilidades bem definidas tornando menos difícil a reutilização deles em outros sistemas.</text:span><text:span text:style-name="T4">[M.C.A.(Sem - IV) Object Oriented Modeling &amp; Design Using UML] PROCURAR O object-oriented modeling and design with uml PARA MELHOR EXPLICAÇÃO.</text:span></text:p>
      <text:p text:style-name="P10"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4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8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0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4">[The Application Visualization System - A Computational Environment for Scientific Visualization]</text:span><text:span text:style-name="T1">.</text:span></text:p>
      <text:p text:style-name="P10"><text:span text:style-name="T1"><text:tab/>No caso particular da VTK e ITK foi usada a metodologia de Rumbaugh, que tem três tipos principais de modelos: o modelo de objetos, o modelo dinâmico e o modelo funcional.</text:span><text:span text:style-name="T4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4">[PEGAR O </text:span><text:span text:style-name="T5">Object-Oriented Modeling and Design</text:span><text:span text:style-name="T4"> DO Rumbaugh].</text:span></text:p>
      <text:p text:style-name="P7"/>
      <text:h text:style-name="P37" text:outline-level="2" text:is-list-header="true">3.2 VTK</text:h>
      <text:h text:style-name="P37" text:outline-level="2" text:is-list-header="true">3.2.1 A ARQUITETURA DO SISTEMA</text:h>
      <text:h text:style-name="P37" text:outline-level="2" text:is-list-header="true">3.2.1.1 INTERFACE INTERPRETADA E O NÚCLEO COMPILADO.</text:h>
      <text:p text:style-name="P8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.</text:p>
      <text:p text:style-name="P10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oft-page-break/><text:span text:style-name="T1">linkagem. Segundo Schroeder, Martin e Lorensen as aplicações construídas em ambientes de linguagens interpretadas são construídas em um nível mais alto de abstração, com ciclos de desenvolvimento mais rápidos e com código-fonte mais simples que as aplicações construídas em ambientes compilados mas, ao mesmo tempo, sistemas compilados são absolutamente necessários para execução de alta velocidade e baixo consumo de memória.</text:span><text:span text:style-name="T4">[the vtk user's guide pg 19][the design and implementation of an object oriented toolkit]</text:span></text:p>
      <text:p text:style-name="P11"/>
      <text:h text:style-name="P37" text:outline-level="2" text:is-list-header="true">3.2.1.2 O MODELO DE OBJETOS BAIXO-NÍVEL.</text:h>
      <text:p text:style-name="P8"><text:tab/>Quase todos os objetos da VTK derivam do objeto vtkObject e tem que ser instanciados usando as operações New e Delete do objeto e não podem ser alocados na pilha.</text:p>
      <text:p text:style-name="P8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8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8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8"><text:tab/>A cada vez que uma referencia é deregistrada via vtkObjectBase::Unregister é avaliado por vtkObjectBase se o objeto tem zero referências. Se houver o objeto é destruído.</text:p>
      <text:p text:style-name="P8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0"><text:span text:style-name="T7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7">]</text:span><text:span text:style-name="T1">.</text:span></text:p>
      <text:p text:style-name="P8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8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0"><text:span text:style-name="T1"><text:tab/>Quando um objeto é criado na pilha seu destrutor é invocado quando o escopo </text:span><text:soft-page-break/><text:span text:style-name="T1">onde ele existe é destruído (por exemplo, quando a função onde ele foi criado retorna). <text:s text:c="2"/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0"><text:span text:style-name="T8"><text:tab/>O contador de referencia é um objeto do tipo std::atomic, provido pela biblioteca padrão do C++. Objetos do tipo atômico são livres de condições de corrida, 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4">[the C++ Programming language 4a ed, pg 1198]</text:span></text:p>
      <text:p text:style-name="P8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8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8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8"><text:tab/>Por fim, temos o recurso de exibição do estado do objeto. Esse recurso lista as informações do objeto. Existem duas formas de obtenção dos dados: a função print(), que todo herdeiro de vtkObject possui e a ativação de informações de depuração.</text:p>
      <text:p text:style-name="P8"><text:tab/>Quando se usa a depuração para descobrir os estados internos do objeto a VTK informa, através da saída de depuração, cada mudança que ocorre nele é informada para o desenvolvedor através de uma infraestrutura disponível através de macros de preprocessador definidas pela VTK que devem ser usadas na construção da classe.</text:p>
      <text:p text:style-name="P8"><text:tab/>Por outro lado, a impressão dos estados internos do objeto depende do desenvolvedor ter sobreescrito o método responsável por imprimir as propriedades internas do objeto, tendo que ser feita manualmente, ao contrário das macros de depuração.</text:p>
      <text:p text:style-name="P8"><text:tab/>Deve ser notado que a ativação da flag de depuração, devido a complexidade da macro de saída da depuração, tem um custo considerável de desempenho para o sistema e deve ser lembrado também que não há relação entre a flag de depuração dos objetos da VTK e o sistema ter sido compilado com informações de depuração necessárias para a sua execução vinculada a um depurador.</text:p>
      <text:p text:style-name="P8"/>
      <text:h text:style-name="P39" text:outline-level="2">3.2.1.3 O MODELO GRÁFICO</text:h>
      <text:p text:style-name="P8"><text:tab/>O modelo gráfico consiste das classes que são responsáveis por exibir os <text:soft-page-break/>resultados da pipeline de visualização na tela para o usuário. Na VTK existem sete objetos básicos usados para renderizar uma cena. Existem muitos outros objetos que auxiliam nos bastidores mas esses sete são os de uso mais comum. Eles são o vtkRenderWindow, vtkRenderer, vtkLight, vtkCamera, vtkActor, vtkProperty e vtkMapper.</text:p>
      <text:p text:style-name="P8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p>
      <text:p text:style-name="P8"><text:tab/>Ela também é usada para gerencimento dos renderers e propriedades gráficas da saída, como antialiasing, imagens estéreo, quantidade de cores e buffers gráficos.</text:p>
      <text:p text:style-name="P8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p>
      <text:p text:style-name="P8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p>
      <text:p text:style-name="P8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p>
      <text:p text:style-name="P8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p>
      <text:p text:style-name="P8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p>
      <text:p text:style-name="P8"><text:tab/>A classe vtkProperty define as propriedades de aparência de um ator. Quais são essas propriedades variam de acordo com o que está sendo exibido pelo ator, com, por exemplo, polígonos, tendo propriedades diferentes de volumes, que por sua vez tem propriedades diferentes de imagens bidimensionais.</text:p>
      <text:p text:style-name="P8"><text:tab/>Por fim, vtkMapper define geometria e estabelece a relação entre a pipeline de visualização e a renderização. Mappers tem um ou mais entradas que são os pontos finais das pipelines de visualização. A combinação de mapper, properties e actor provê os dados para a visualização do resultado da pipeline. O actor provê as transformações lineares necessárias para o posicionamento no espaço, a property provê as informações de como deve ser a aparência do objeto, por exemplo, na visualização de um volume o <text:soft-page-break/>property teria as relações entre os valores que o mapper conhece e cores e opacidade. O mapper, por sua vez, é o ponto terminal da pipeline, tendo acesso aos dados processados necessários para a property e que serão posicionados no espaço segundo as informações do actor.<text:span text:style-name="T3">[BOTAR UMA IMAGEM MOSTRANDO GRÁFICAMENTE O QUE CADA COMPONENTE É NA TELA TIPO A DA PAG 58 DO THE VISUALIZATION TOOL]</text:span></text:p>
      <text:h text:style-name="P39" text:outline-level="2"/>
      <text:h text:style-name="P39" text:outline-level="2">3.2.1.4 O MODELO DE VISUALIZAÇÃO</text:h>
      <text:p text:style-name="P10"><text:span text:style-name="T1"><text:tab/>O modelo da VTK é beseado no paradigma de fluxo de dados. Nele os módulos são conectados por uma rede e realizam operações sobre os dados a medida que os dados fluem pela rede. A execução pode ser em resposta a eventos ou em resposta a demandas. </text:span></text:p>
      <text:p text:style-name="P10"><text:span text:style-name="T1"><text:tab/>No modelo existem dois tipos de objetos: os objetos de dados e os objetos de processo. Os objetos de processo são os módulos da rede e os objetos de dados, também conhecidos como datasets, são os dados que fluem pela rede, processados pela rede de módulos.</text:span></text:p>
      <text:p text:style-name="P10"><text:span text:style-name="T1"><text:tab/>Existem três grandes categorias de obejtos de processo: fontes, filtros e mapeadores. Os objetos fontes começam a rede, os filtros realizam os processamentos a medida que os dados fluem pela rede e a rede termina nos mapeadores.</text:span></text:p>
      <text:p text:style-name="P10"><text:span text:style-name="T1"><text:tab/>Os objetos fonte são carregadores de dados, interfaces entre a VTK e outras bibliotecas (como a ITK), e geradores de dados procedurais, como dados baseados em funções implícitas. Os filtros realizam os processamentos, recebendo um ou mais entradas e gerando uma ou mais saídas. Os mapeadores recebem uma ou mais entradas e não geram saída de dados e é através deles que o modelo de visualização se integra com o modelo gráfico ou com outros sistemas, uma vez que é possível que a pipeline termine no ponto de entrada de outro sistema, por exemplo o sistema de disco.</text:span></text:p>
      <text:p text:style-name="P10"><text:span text:style-name="T1"/></text:p>
      <text:p text:style-name="P27"><text:span text:style-name="T1">-talvez devesse separar os tópicos?-</text:span></text:p>
      <text:p text:style-name="P10"><text:span text:style-name="T1"/></text:p>
      <text:p text:style-name="P10"><text:span text:style-name="T1"><text:tab/>Quanto aos objetos de dados, eles representam informação e proveem métodos de acesso e criação dessas informações. Um detalhe importante é que manipulação direta da informação não é permitida, estando encapsulada pelos métodos. Com isso garante-se, segundo os preceitos da programação orientada a objetos, a integridade da informação. Somente os objetos de processos devem ter permissão para manipular as informações.</text:span></text:p>
      <text:p text:style-name="P10"><text:span text:style-name="T1"><text:tab/>Existem características importantes dos dados de visualização: a natureza discreta dos dados, se ela regular ou irregular e suas dimensões.</text:span></text:p>
      <text:p text:style-name="P10"><text:span text:style-name="T1"><text:tab/>Os dados são discretos devido a como eles são obtidos. Eles são obtidos e analizados por computadores digitais e são mensurados usando um número finitos de pontos mesmo no caso de dados originalmente contínuos devido ao 'sampling' dos dados contínuos em um modelo discreto. A principal consequência disso é que não se tem informações sobre as regiões entre os valores, necessitando de interpolação entre os valores para permitir a determinação de valores em pontos arbitrários.</text:span></text:p>
      <text:p text:style-name="P10"><text:span text:style-name="T1"><text:tab/>Os dados podem ser regulares ou irregulares, também chamados de estruturados </text:span><text:soft-page-break/><text:span text:style-name="T1">ou não estruturados. Dados regulares tem relações inerentes entre os pontos. Em dados regulares conhece-se a posição implicitamente permitindo poupar memória. Já no caso de dados irregulares, que não tem essas relações inerentes, isso não é possível: as relações entre os pontos tem que ser explícitas. A vantagem dos dados irregulares é que eles podem ser representados de maneira mais densa em regiões onde a frequência é maior e de maneira menos densa onde ela é menor. Em suma, dados regulares são mais eficientes que os dados irregulares mas os dados irregulares dão mais liberdade.</text:span></text:p>
      <text:p text:style-name="P10"><text:span text:style-name="T1"><text:tab/>Por fim as dimensões dos dados determinam quais métodos de visualização determinam quais métodos de visualização são mais apropriados para os dados e influenciam diretamente no tamanho do dado na memória.</text:span></text:p>
      <text:p text:style-name="P10"><text:span text:style-name="T1"><text:tab/>Os objetos de dados diferem uns dos outros de acordo com suas representações internas porque a representação interna impacta consideravelmente os métodos de acesso aos dados, a eficiência de armazenamento e o desempenho computacional dos objetos de processo. Na VTK existem cinco grandes tipos: dados poligonais, pontos estruturados, grade estruturada, grade não estruturada e pontos não estruturados.</text:span></text:p>
      <text:p text:style-name="P10"><text:span text:style-name="T2">FALAR DAS CARACTERÍSTICAS DOS 5 TIPOS COM EXEMPLOS DE TIPOS DE USO</text:span><text:span text:style-name="T1">.</text:span></text:p>
      <text:p text:style-name="P22"/>
      <text:p text:style-name="P10"><text:span text:style-name="T1"><text:tab/></text:span><text:span text:style-name="T6">Falar da arquitetura – o núcleo de código compilado e os wrappers interpretados ao redor -FEITO</text:span></text:p>
      <text:list xml:id="list7741025070956388174" text:style-name="L1">
        <text:list-item>
          <text:list>
            <text:list-item>
              <text:list>
                <text:list-item>
                  <text:p text:style-name="P26">Falar do manejamento de memória, o modelo de baixo-nível[the vtk user's guide pg 20] – FEITO</text:p>
                </text:list-item>
                <text:list-item>
                  <text:p text:style-name="P26">Falar do modelo gráfico [the visualization toolkit pg 58] FEITO</text:p>
                </text:list-item>
                <text:list-item>
                  <text:p text:style-name="P24">Falar da pipeline de visualização [the visualization toolkit pg 81] EM EXECUÇÃO</text:p>
                </text:list-item>
                <text:list-item>
                  <text:p text:style-name="P24">Falar da representação dos dados [the visualization toolkit pg 121] EM EXECUÇÃO</text:p>
                </text:list-item>
              </text:list>
            </text:list-item>
          </text:list>
        </text:list-item>
      </text:list>
      <text:h text:style-name="P37" text:outline-level="2" text:is-list-header="true">3.3 ITK</text:h>
      <text:p text:style-name="P6">1)Falar do porque dela ter sido criada</text:p>
      <text:p text:style-name="P6">2)Falar de segumentação</text:p>
      <text:p text:style-name="P6">3)Falar de registro</text:p>
      <text:h text:style-name="P37" text:outline-level="2" text:is-list-header="true">3.3.1 O MODELO DE OBJETOS</text:h>
      <text:p text:style-name="P6">1)Falar do uso de generics: o que é e porque.</text:p>
      <text:p text:style-name="P6">2)Falar da representação dos dados em seus vários tipos</text:p>
      <text:p text:style-name="P6">3)Falar pipeline de processamento de dados</text:p>
      <text:h text:style-name="P37" text:outline-level="2" text:is-list-header="true"/>
      <text:h text:style-name="P37" text:outline-level="2" text:is-list-header="true">3.4 ITK, VTK E AS TRÊS ETAPAS DO PROCESSO DE VISUALIZAÇÃO</text:h>
      <text:list xml:id="list8764679303693608665" text:style-name="L2">
        <text:list-item>
          <text:p text:style-name="P23">Os filtros de imagem da ITK como ferramenta de enriquecimento de imagens</text:p>
        </text:list-item>
        <text:list-item>
          <text:p text:style-name="P23">Mepeamento com a vtk</text:p>
        </text:list-item>
        <text:list-item>
          <text:p text:style-name="P23">Renderização com a vtk</text:p>
        </text:list-item>
      </text:list>
      <text:list xml:id="list6169847693313933403" text:style-name="L3">
        <text:list-header>
          <text:p text:style-name="P28"/>
        </text:list-header>
      </text:list>
      <text:p text:style-name="P14"><text:soft-page-break/>4 vISUALIZAÇÃO E MANIPULAÇÃO DE TOMOGRAFIAS – UM ESTUDO DE CASO</text:p>
      <text:h text:style-name="P37" text:outline-level="2" text:is-list-header="true">4.1 POR QUE COMBINAR A ITK E VTK</text:h>
      <text:list xml:id="list694908588569274447" text:style-name="L4">
        <text:list-item>
          <text:p text:style-name="P29">VTK não tem segmentação.</text:p>
        </text:list-item>
        <text:list-item>
          <text:p text:style-name="P29">ITK não tem visualização.</text:p>
        </text:list-item>
      </text:list>
      <text:h text:style-name="P37" text:outline-level="2" text:is-list-header="true">4.2 COMO COMBINAR AS BIBLIOTECAS</text:h>
      <text:list xml:id="list1395302597324652638" text:style-name="L5">
        <text:list-item>
          <text:p text:style-name="P30">Os objetos de dados gerados pelas pipelines são diferentes embora parecidas.</text:p>
        </text:list-item>
        <text:list-item>
          <text:p text:style-name="P30">Passagem de dados entre uma biblioteca e outra.</text:p>
        </text:list-item>
        <text:list-item>
          <text:p text:style-name="P30">Efeito dessas passagens na execução das pipelines.</text:p>
        </text:list-item>
      </text:list>
      <text:h text:style-name="P37" text:outline-level="2" text:is-list-header="true">4.3 A PIPELINE DE VISUALIZAÇÃO DE TOMOGRAFIAS</text:h>
      <text:list xml:id="list5679239848728035420" text:style-name="L6">
        <text:list-item>
          <text:p text:style-name="P31">Camada de carga de dados</text:p>
        </text:list-item>
        <text:list-item>
          <text:p text:style-name="P31">Camada de enriquecimento de dados</text:p>
        </text:list-item>
        <text:list-item>
          <text:p text:style-name="P31">Camada de mapeamento</text:p>
        </text:list-item>
        <text:list-item>
          <text:p text:style-name="P31">Camada de renderização</text:p>
        </text:list-item>
      </text:list>
      <text:h text:style-name="P37" text:outline-level="2" text:is-list-header="true">4.4 MANIPULAÇÃO DE IMAGENS</text:h>
      <text:list xml:id="list8005000739903481510" text:style-name="L7">
        <text:list-item>
          <text:p text:style-name="P32">Mudança nas tabelas de cor e opacidade</text:p>
        </text:list-item>
        <text:list-item>
          <text:p text:style-name="P32">Remoção de regiões</text:p>
        </text:list-item>
        <text:list-item>
          <text:p text:style-name="P32">Remoção de órgãos</text:p>
        </text:list-item>
      </text:list>
      <text:h text:style-name="P37" text:outline-level="2" text:is-list-header="true">4.5 CONSUMO DE MEMÓRIA E PROCESSAMENT</text:h>
      <text:list xml:id="list6237328918426113257" text:style-name="L8">
        <text:list-item>
          <text:p text:style-name="P33">Consumo ao longo das etapas da execução da pipeline</text:p>
        </text:list-item>
        <text:list-item>
          <text:p text:style-name="P33">Execução usando os múltiplos núcleos.</text:p>
        </text:list-item>
        <text:list-item>
          <text:p text:style-name="P33">Uso da placa de vídeo.</text:p>
        </text:list-item>
        <text:list-item>
          <text:p text:style-name="P33">Como escala com o tamanho da tomografia</text:p>
        </text:list-item>
      </text:list>
      <text:h text:style-name="P37" text:outline-level="2" text:is-list-header="true">4.6 CONTROLE DE QUALIDADE</text:h>
      <text:list xml:id="list1398226103353893790" text:style-name="L9">
        <text:list-item>
          <text:p text:style-name="P34">Os vários tipos de renderização volumétrica</text:p>
        </text:list-item>
        <text:list-item>
          <text:p text:style-name="P34">Tessalation, meshsmooth, antialiasing</text:p>
        </text:list-item>
        <text:list-item>
          <text:p text:style-name="P34">Troca entre qualidade e responsividade</text:p>
        </text:list-item>
      </text:list>
      <text:p text:style-name="P14">5 CONclusões</text:p>
      <text:p text:style-name="P9"><text:tab/>Resultados</text:p>
      <text:p text:style-name="P9"><text:tab/>Limitações de memória</text:p>
      <text:p text:style-name="P9"><text:tab/>Limitações de velocidade</text:p>
      <text:p text:style-name="P9"><text:tab/>Possiveis meios de mitigar as limitações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3-17T15:48:38.62</dc:date>
    <meta:editing-duration>P1DT6H18M16S</meta:editing-duration>
    <meta:editing-cycles>26</meta:editing-cycles>
    <meta:generator>OpenOffice/4.1.1$Win32 OpenOffice.org_project/411m6$Build-9775</meta:generator>
    <meta:print-date>2015-03-16T16:35:29.69</meta:print-date>
    <meta:document-statistic meta:table-count="0" meta:image-count="0" meta:object-count="0" meta:page-count="11" meta:paragraph-count="147" meta:word-count="4921" meta:character-count="31540"/>
  </office:meta>
</office:document-meta>
</file>